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C8B9A31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C8B9A318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0.3 DRAFT – 04/2020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2" meta:character-count="125"/>
    <meta:user-defined meta:name="WebPublish_HTML_Profile">EEZ (HTML)</meta:user-defined>
  </office:meta>
</office:document-meta>
</file>